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9966cc" draw:textarea-vertical-align="middle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666666" draw:marker-start-width="0.321cm" draw:marker-end-width="0.321cm" draw:fill-color="#ff99ff" draw:textarea-vertical-align="middle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.585cm" fo:min-width="1.383cm" fo:padding-top="0.142cm" fo:padding-bottom="0.142cm" fo:padding-left="0.267cm" fo:padding-right="0.267cm" fo:wrap-option="no-wrap"/>
      <style:paragraph-properties style:writing-mode="lr-tb"/>
    </style:style>
    <style:style style:name="gr7" style:family="graphic" style:parent-style-name="standard">
      <style:graphic-properties svg:stroke-width="0.035cm" svg:stroke-color="#6600ff" draw:marker-start-width="0.252cm" draw:marker-end-width="0.252cm" draw:fill-color="#9966cc" draw:textarea-horizontal-align="justify" draw:textarea-vertical-align="middle" draw:auto-grow-height="false" fo:min-height="0.581cm" fo:min-width="1.383cm" fo:padding-top="0.142cm" fo:padding-bottom="0.142cm" fo:padding-left="0.267cm" fo:padding-right="0.267cm" fo:wrap-option="no-wrap"/>
      <style:paragraph-properties style:writing-mode="lr-tb"/>
    </style:style>
    <style:style style:name="gr8" style:family="graphic" style:parent-style-name="standard">
      <style:graphic-properties svg:stroke-width="0.035cm" svg:stroke-color="#6600ff" draw:marker-start-width="0.252cm" draw:marker-end-width="0.252cm" draw:fill-color="#99ff99" draw:textarea-horizontal-align="justify" draw:textarea-vertical-align="middle" draw:auto-grow-height="false" fo:min-height="0.581cm" fo:min-width="2.805cm" fo:padding-top="0.142cm" fo:padding-bottom="0.142cm" fo:padding-left="0.267cm" fo:padding-right="0.267cm" fo:wrap-option="no-wrap"/>
      <style:paragraph-properties style:writing-mode="lr-tb"/>
    </style:style>
    <style:style style:name="gr9" style:family="graphic" style:parent-style-name="standard">
      <style:graphic-properties svg:stroke-width="0.035cm" svg:stroke-color="#6600ff" draw:marker-start-width="0.252cm" draw:marker-end-width="0.252cm" draw:fill-color="#ffcc00" draw:textarea-horizontal-align="justify" draw:textarea-vertical-align="middle" draw:auto-grow-height="false" fo:min-height="0.581cm" fo:min-width="1.383cm" fo:padding-top="0.142cm" fo:padding-bottom="0.142cm" fo:padding-left="0.267cm" fo:padding-right="0.267cm" fo:wrap-option="no-wrap"/>
      <style:paragraph-properties style:writing-mode="lr-tb"/>
    </style:style>
    <style:style style:name="gr10" style:family="graphic" style:parent-style-name="standard">
      <style:graphic-properties svg:stroke-width="0.081cm" svg:stroke-color="#666666" draw:marker-start-width="0.321cm" draw:marker-end-width="0.321cm" draw:fill-color="#339966" draw:textarea-vertical-align="middle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666666" draw:marker-start-width="0.321cm" draw:marker-end-width="0.321cm" draw:fill-color="#ffcc00" draw:textarea-vertical-align="middle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dash" draw:stroke-dash="Ultrafine_20_Dashed" svg:stroke-width="0.081cm" svg:stroke-color="#666666" draw:marker-start-width="0.321cm" draw:marker-end-width="0.321cm" draw:fill-color="#b2b2b2" draw:textarea-vertical-align="middle" fo:padding-top="0.165cm" fo:padding-bottom="0.165cm" fo:padding-left="0.29cm" fo:padding-right="0.29cm"/>
      <style:paragraph-properties style:writing-mode="lr-tb"/>
    </style:style>
    <style:style style:name="gr13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666666" draw:marker-start-width="0.321cm" draw:marker-end-width="0.321cm" draw:fill-color="#99ff99" draw:textarea-vertical-align="middle" fo:padding-top="0.165cm" fo:padding-bottom="0.165cm" fo:padding-left="0.29cm" fo:padding-right="0.29cm"/>
      <style:paragraph-properties style:writing-mode="lr-tb"/>
    </style:style>
    <style:style style:name="gr16" style:family="graphic" style:parent-style-name="objectwithoutfill">
      <style:graphic-properties draw:stroke="dash" draw:stroke-dash="Ultrafine_20_Dashe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draw:fill="none" fo:min-height="0.69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loext:graphic-properties draw:fill-color="#9966cc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loext:graphic-properties draw:fill-color="#ff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loext:graphic-properties draw:fill-color="#9966cc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9" style:family="paragraph">
      <loext:graphic-properties draw:fill-color="#99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0" style:family="paragraph">
      <loext:graphic-properties draw:fill-color="#ffcc00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1" style:family="paragraph">
      <loext:graphic-properties draw:fill-color="#339966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2" style:family="paragraph">
      <loext:graphic-properties draw:fill-color="#b2b2b2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3" style:family="paragraph">
      <loext:graphic-properties draw:fill-color="#339966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4" style:family="paragraph">
      <loext:graphic-properties draw:fill-color="#66cc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5" style:family="paragraph">
      <loext:graphic-properties draw:fill-color="#b2b2b2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963cm" svg:height="1.016cm" svg:x="14.41cm" svg:y="13.636cm">
          <text:p text:style-name="P1"><text:span text:style-name="T1">C</text:span></text:p>
        </draw:ellipse>
        <draw:line draw:style-name="gr2" draw:text-style-name="P3" draw:layer="layout" svg:x1="14.892cm" svg:y1="14.652cm" svg:x2="14.892cm" svg:y2="16.128cm">
          <text:p/>
        </draw:line>
        <draw:ellipse draw:style-name="gr3" draw:text-style-name="P4" draw:layer="layout" svg:width="0.963cm" svg:height="1.013cm" svg:x="14.41cm" svg:y="16.127cm">
          <text:p text:style-name="P1"><text:span text:style-name="T1">B</text:span></text:p>
        </draw:ellipse>
        <draw:ellipse draw:style-name="gr4" draw:text-style-name="P5" draw:layer="layout" svg:width="0.963cm" svg:height="1.014cm" svg:x="15.929cm" svg:y="11.885cm">
          <text:p text:style-name="P1"><text:span text:style-name="T1">E'</text:span></text:p>
        </draw:ellipse>
        <draw:line draw:style-name="gr5" draw:text-style-name="P3" draw:layer="layout" svg:x1="16.189cm" svg:y1="12.916cm" svg:x2="15.285cm" svg:y2="13.821cm">
          <text:p/>
        </draw:line>
        <draw:ellipse draw:style-name="gr4" draw:text-style-name="P5" draw:layer="layout" svg:width="0.963cm" svg:height="1.015cm" svg:x="15.929cm" svg:y="9.394cm">
          <text:p text:style-name="P1"><text:span text:style-name="T1">F'</text:span></text:p>
        </draw:ellipse>
        <draw:line draw:style-name="gr2" draw:text-style-name="P3" draw:layer="layout" svg:x1="16.411cm" svg:y1="10.409cm" svg:x2="16.411cm" svg:y2="11.885cm">
          <text:p/>
        </draw:line>
        <draw:ellipse draw:style-name="gr4" draw:text-style-name="P5" draw:layer="layout" svg:width="0.963cm" svg:height="1.013cm" svg:x="15.929cm" svg:y="6.905cm">
          <text:p text:style-name="P1"><text:span text:style-name="T1">G</text:span></text:p>
        </draw:ellipse>
        <draw:line draw:style-name="gr2" draw:text-style-name="P3" draw:layer="layout" svg:x1="16.411cm" svg:y1="7.919cm" svg:x2="16.411cm" svg:y2="9.395cm">
          <text:p/>
        </draw:line>
        <draw:custom-shape draw:style-name="gr6" draw:text-style-name="P6" draw:layer="layout" svg:width="1.916cm" svg:height="0.868cm" svg:x="13.659cm" svg:y="1.032cm">
          <text:p text:style-name="P1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974.6478873239 30622.78481012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1.916cm" svg:height="0.865cm" svg:x="20.867cm" svg:y="1.45cm"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569.01408450704 38660.50808314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963cm" svg:height="1.016cm" svg:x="14.411cm" svg:y="11.137cm">
          <text:p text:style-name="P1"><text:span text:style-name="T1">D</text:span></text:p>
        </draw:ellipse>
        <draw:line draw:style-name="gr2" draw:text-style-name="P3" draw:layer="layout" svg:x1="14.893cm" svg:y1="12.153cm" svg:x2="14.893cm" svg:y2="13.629cm">
          <text:p/>
        </draw:line>
        <draw:line draw:style-name="gr2" draw:text-style-name="P3" draw:layer="layout" svg:x1="14.893cm" svg:y1="17.126cm" svg:x2="14.893cm" svg:y2="18.602cm">
          <text:p/>
        </draw:line>
        <draw:ellipse draw:style-name="gr3" draw:text-style-name="P4" draw:layer="layout" svg:width="0.963cm" svg:height="1.013cm" svg:x="14.411cm" svg:y="18.601cm">
          <text:p text:style-name="P1"><text:span text:style-name="T1">A</text:span></text:p>
        </draw:ellipse>
        <draw:ellipse draw:style-name="gr3" draw:text-style-name="P8" draw:layer="layout" svg:width="0.962cm" svg:height="1.015cm" svg:x="17.452cm" svg:y="14.319cm">
          <text:p text:style-name="P7"><text:span text:style-name="T1">H</text:span></text:p>
        </draw:ellipse>
        <draw:line draw:style-name="gr5" draw:text-style-name="P3" draw:layer="layout" svg:x1="17.674cm" svg:y1="15.267cm" svg:x2="15.447cm" svg:y2="16.38cm">
          <text:p/>
        </draw:line>
        <draw:ellipse draw:style-name="gr3" draw:text-style-name="P4" draw:layer="layout" svg:width="0.962cm" svg:height="1.014cm" svg:x="17.452cm" svg:y="11.829cm">
          <text:p text:style-name="P1"><text:span text:style-name="T1">I</text:span></text:p>
        </draw:ellipse>
        <draw:line draw:style-name="gr2" draw:text-style-name="P3" draw:layer="layout" svg:x1="17.933cm" svg:y1="12.843cm" svg:x2="17.933cm" svg:y2="14.319cm">
          <text:p/>
        </draw:line>
        <draw:custom-shape draw:style-name="gr8" draw:text-style-name="P9" draw:layer="layout" svg:width="3.339cm" svg:height="0.865cm" svg:x="22.459cm" svg:y="3cm">
          <text:p text:style-name="P1"><text:span text:style-name="T1">ma-branch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08.14371257485 31527.0207852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1.916cm" svg:height="0.865cm" svg:x="6.543cm" svg:y="3cm">
          <text:p text:style-name="P1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301.4084507042 34445.2655889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11" draw:layer="layout" svg:width="0.963cm" svg:height="1.015cm" svg:x="12.517cm" svg:y="13.578cm">
          <text:p text:style-name="P1"><text:span text:style-name="T1">C'</text:span></text:p>
        </draw:ellipse>
        <draw:line draw:style-name="gr2" draw:text-style-name="P3" draw:layer="layout" svg:x1="12.998cm" svg:y1="14.594cm" svg:x2="14.495cm" svg:y2="16.275cm">
          <text:p/>
        </draw:line>
        <draw:ellipse draw:style-name="gr10" draw:text-style-name="P11" draw:layer="layout" svg:width="0.963cm" svg:height="1.015cm" svg:x="12.518cm" svg:y="11.08cm">
          <text:p text:style-name="P1"><text:span text:style-name="T1">H</text:span></text:p>
        </draw:ellipse>
        <draw:line draw:style-name="gr2" draw:text-style-name="P3" draw:layer="layout" svg:x1="12.999cm" svg:y1="12.095cm" svg:x2="12.999cm" svg:y2="13.571cm">
          <text:p/>
        </draw:line>
        <draw:ellipse draw:style-name="gr10" draw:text-style-name="P11" draw:layer="layout" svg:width="0.963cm" svg:height="1.017cm" svg:x="12.519cm" svg:y="8.58cm">
          <text:p text:style-name="P1"><text:span text:style-name="T1">I</text:span></text:p>
        </draw:ellipse>
        <draw:line draw:style-name="gr2" draw:text-style-name="P3" draw:layer="layout" svg:x1="13cm" svg:y1="9.596cm" svg:x2="13cm" svg:y2="11.072cm">
          <text:p/>
        </draw:line>
        <draw:ellipse draw:style-name="gr11" draw:text-style-name="P10" draw:layer="layout" svg:width="0.963cm" svg:height="1.015cm" svg:x="10.661cm" svg:y="11.426cm">
          <text:p text:style-name="P1"><text:span text:style-name="T1">O'</text:span></text:p>
        </draw:ellipse>
        <draw:line draw:style-name="gr2" draw:text-style-name="P3" draw:layer="layout" svg:x1="11.144cm" svg:y1="12.441cm" svg:x2="12.516cm" svg:y2="13.8cm">
          <text:p/>
        </draw:line>
        <draw:ellipse draw:style-name="gr11" draw:text-style-name="P10" draw:layer="layout" svg:width="0.964cm" svg:height="1.016cm" svg:x="10.662cm" svg:y="8.927cm">
          <text:p text:style-name="P1"><text:span text:style-name="T1">K''</text:span></text:p>
        </draw:ellipse>
        <draw:line draw:style-name="gr2" draw:text-style-name="P3" draw:layer="layout" svg:x1="11.145cm" svg:y1="9.943cm" svg:x2="11.145cm" svg:y2="11.419cm">
          <text:p/>
        </draw:line>
        <draw:ellipse draw:style-name="gr12" draw:text-style-name="P12" draw:layer="layout" svg:width="0.963cm" svg:height="1.015cm" svg:x="14.412cm" svg:y="8.639cm">
          <text:p text:style-name="P1"><text:span text:style-name="T1">E</text:span></text:p>
        </draw:ellipse>
        <draw:line draw:style-name="gr13" draw:text-style-name="P3" draw:layer="layout" svg:x1="14.894cm" svg:y1="9.655cm" svg:x2="14.894cm" svg:y2="11.131cm">
          <text:p/>
        </draw:line>
        <draw:ellipse draw:style-name="gr12" draw:text-style-name="P12" draw:layer="layout" svg:width="0.963cm" svg:height="1.015cm" svg:x="14.412cm" svg:y="6.165cm">
          <text:p text:style-name="P1"><text:span text:style-name="T1">F</text:span></text:p>
        </draw:ellipse>
        <draw:line draw:style-name="gr13" draw:text-style-name="P3" draw:layer="layout" svg:x1="14.894cm" svg:y1="7.181cm" svg:x2="14.894cm" svg:y2="8.657cm">
          <text:p/>
        </draw:line>
        <draw:line draw:style-name="gr2" draw:text-style-name="P3" draw:layer="layout" svg:x1="13cm" svg:y1="9.572cm" svg:x2="14.618cm" svg:y2="11.204cm">
          <text:p/>
        </draw:line>
        <draw:ellipse draw:style-name="gr10" draw:text-style-name="P13" draw:layer="layout" svg:width="0.963cm" svg:height="1.015cm" svg:x="12.519cm" svg:y="6.107cm">
          <text:p text:style-name="P7"><text:span text:style-name="T1">J</text:span></text:p>
        </draw:ellipse>
        <draw:line draw:style-name="gr2" draw:text-style-name="P3" draw:layer="layout" svg:x1="13cm" svg:y1="7.123cm" svg:x2="13cm" svg:y2="8.599cm">
          <text:p/>
        </draw:line>
        <draw:ellipse draw:style-name="gr12" draw:text-style-name="P12" draw:layer="layout" svg:width="0.965cm" svg:height="1.016cm" svg:x="10.783cm" svg:y="4.004cm">
          <text:p text:style-name="P1"><text:span text:style-name="T1">X</text:span></text:p>
        </draw:ellipse>
        <draw:line draw:style-name="gr13" draw:text-style-name="P3" draw:layer="layout" svg:x1="11.266cm" svg:y1="5.02cm" svg:x2="12.638cm" svg:y2="6.379cm">
          <text:p/>
        </draw:line>
        <draw:ellipse draw:style-name="gr12" draw:text-style-name="P12" draw:layer="layout" svg:width="0.965cm" svg:height="1.016cm" svg:x="10.784cm" svg:y="1.505cm">
          <text:p text:style-name="P1"><text:span text:style-name="T1">W</text:span></text:p>
        </draw:ellipse>
        <draw:line draw:style-name="gr13" draw:text-style-name="P3" draw:layer="layout" svg:x1="11.267cm" svg:y1="2.521cm" svg:x2="11.267cm" svg:y2="3.997cm">
          <text:p/>
        </draw:line>
        <draw:ellipse draw:style-name="gr11" draw:text-style-name="P10" draw:layer="layout" svg:width="0.963cm" svg:height="1.016cm" svg:x="8.929cm" svg:y="6.774cm">
          <text:p text:style-name="P1"><text:span text:style-name="T1">U'</text:span></text:p>
        </draw:ellipse>
        <draw:line draw:style-name="gr2" draw:text-style-name="P3" draw:layer="layout" svg:x1="9.411cm" svg:y1="7.79cm" svg:x2="10.783cm" svg:y2="9.149cm">
          <text:p/>
        </draw:line>
        <draw:ellipse draw:style-name="gr11" draw:text-style-name="P10" draw:layer="layout" svg:width="0.963cm" svg:height="1.015cm" svg:x="8.93cm" svg:y="4.276cm">
          <text:p text:style-name="P1"><text:span text:style-name="T1">P</text:span></text:p>
        </draw:ellipse>
        <draw:line draw:style-name="gr2" draw:text-style-name="P3" draw:layer="layout" svg:x1="9.412cm" svg:y1="5.292cm" svg:x2="9.412cm" svg:y2="6.768cm">
          <text:p/>
        </draw:line>
        <draw:ellipse draw:style-name="gr4" draw:text-style-name="P5" draw:layer="layout" svg:width="0.963cm" svg:height="1.012cm" svg:x="15.929cm" svg:y="4.406cm">
          <text:p text:style-name="P1"><text:span text:style-name="T1">H</text:span></text:p>
        </draw:ellipse>
        <draw:line draw:style-name="gr2" draw:text-style-name="P3" draw:layer="layout" svg:x1="16.411cm" svg:y1="5.42cm" svg:x2="16.411cm" svg:y2="6.896cm">
          <text:p/>
        </draw:line>
        <draw:line draw:style-name="gr2" draw:text-style-name="P3" draw:layer="layout" svg:x1="16.41cm" svg:y1="5.396cm" svg:x2="13.381cm" svg:y2="6.379cm">
          <text:p/>
        </draw:line>
        <draw:ellipse draw:style-name="gr3" draw:text-style-name="P4" draw:layer="layout" svg:width="0.963cm" svg:height="1.014cm" svg:x="19.098cm" svg:y="10.354cm">
          <text:p text:style-name="P1"><text:span text:style-name="T1">Q</text:span></text:p>
        </draw:ellipse>
        <draw:line draw:style-name="gr5" draw:text-style-name="P3" draw:layer="layout" svg:x1="19.358cm" svg:y1="11.385cm" svg:x2="18.454cm" svg:y2="12.29cm">
          <text:p/>
        </draw:line>
        <draw:ellipse draw:style-name="gr3" draw:text-style-name="P4" draw:layer="layout" svg:width="0.963cm" svg:height="1.015cm" svg:x="19.098cm" svg:y="7.863cm">
          <text:p text:style-name="P1"><text:span text:style-name="T1">S</text:span></text:p>
        </draw:ellipse>
        <draw:line draw:style-name="gr2" draw:text-style-name="P3" draw:layer="layout" svg:x1="19.58cm" svg:y1="8.878cm" svg:x2="19.58cm" svg:y2="10.354cm">
          <text:p/>
        </draw:line>
        <draw:ellipse draw:style-name="gr14" draw:text-style-name="P14" draw:layer="layout" svg:width="0.962cm" svg:height="1.014cm" svg:x="17.452cm" svg:y="9.331cm">
          <text:p text:style-name="P7"><text:span text:style-name="T1">I</text:span></text:p>
        </draw:ellipse>
        <draw:line draw:style-name="gr2" draw:text-style-name="P3" draw:layer="layout" svg:x1="17.933cm" svg:y1="10.345cm" svg:x2="17.933cm" svg:y2="11.821cm">
          <text:p/>
        </draw:line>
        <draw:line draw:style-name="gr2" draw:text-style-name="P3" draw:layer="layout" svg:x1="19.58cm" svg:y1="8.853cm" svg:x2="18.329cm" svg:y2="9.595cm">
          <text:p/>
        </draw:line>
        <draw:ellipse draw:style-name="gr3" draw:text-style-name="P4" draw:layer="layout" svg:width="0.963cm" svg:height="1.014cm" svg:x="19.098cm" svg:y="5.365cm">
          <text:p text:style-name="P1"><text:span text:style-name="T1">Y</text:span></text:p>
        </draw:ellipse>
        <draw:line draw:style-name="gr2" draw:text-style-name="P3" draw:layer="layout" svg:x1="19.58cm" svg:y1="6.379cm" svg:x2="19.58cm" svg:y2="7.855cm">
          <text:p/>
        </draw:line>
        <draw:ellipse draw:style-name="gr3" draw:text-style-name="P4" draw:layer="layout" svg:width="0.963cm" svg:height="1.014cm" svg:x="19.098cm" svg:y="2.891cm">
          <text:p text:style-name="P1"><text:span text:style-name="T1">Z</text:span></text:p>
        </draw:ellipse>
        <draw:line draw:style-name="gr2" draw:text-style-name="P3" draw:layer="layout" svg:x1="19.58cm" svg:y1="3.905cm" svg:x2="19.58cm" svg:y2="5.381cm">
          <text:p/>
        </draw:line>
        <draw:ellipse draw:style-name="gr15" draw:text-style-name="P9" draw:layer="layout" svg:width="0.964cm" svg:height="1.016cm" svg:x="20.706cm" svg:y="6.394cm">
          <text:p text:style-name="P1"><text:span text:style-name="T1">E'''</text:span></text:p>
        </draw:ellipse>
        <draw:line draw:style-name="gr5" draw:text-style-name="P3" draw:layer="layout" svg:x1="20.966cm" svg:y1="7.427cm" svg:x2="20.062cm" svg:y2="8.332cm">
          <text:p/>
        </draw:line>
        <draw:ellipse draw:style-name="gr15" draw:text-style-name="P9" draw:layer="layout" svg:width="0.964cm" svg:height="1.014cm" svg:x="20.706cm" svg:y="3.905cm">
          <text:p text:style-name="P1"><text:span text:style-name="T1">F''''</text:span></text:p>
        </draw:ellipse>
        <draw:line draw:style-name="gr2" draw:text-style-name="P3" draw:layer="layout" svg:x1="21.188cm" svg:y1="4.919cm" svg:x2="21.188cm" svg:y2="6.395cm">
          <text:p/>
        </draw:line>
        <draw:ellipse draw:style-name="gr4" draw:text-style-name="P5" draw:layer="layout" svg:width="0.963cm" svg:height="1.013cm" svg:x="15.929cm" svg:y="1.932cm">
          <text:p text:style-name="P1"><text:span text:style-name="T1">U'</text:span></text:p>
        </draw:ellipse>
        <draw:line draw:style-name="gr2" draw:text-style-name="P3" draw:layer="layout" svg:x1="16.411cm" svg:y1="2.947cm" svg:x2="16.411cm" svg:y2="4.423cm">
          <text:p/>
        </draw:line>
        <draw:ellipse draw:style-name="gr10" draw:text-style-name="P11" draw:layer="layout" svg:width="0.963cm" svg:height="1.015cm" svg:x="12.52cm" svg:y="3.609cm">
          <text:p text:style-name="P1"><text:span text:style-name="T1">K</text:span></text:p>
        </draw:ellipse>
        <draw:line draw:style-name="gr2" draw:text-style-name="P3" draw:layer="layout" svg:x1="13.002cm" svg:y1="4.624cm" svg:x2="13.002cm" svg:y2="6.1cm">
          <text:p/>
        </draw:line>
        <draw:ellipse draw:style-name="gr12" draw:text-style-name="P15" draw:layer="layout" svg:width="0.962cm" svg:height="1.015cm" svg:x="17.452cm" svg:y="6.831cm">
          <text:p text:style-name="P7"><text:span text:style-name="T1">I</text:span></text:p>
        </draw:ellipse>
        <draw:line draw:style-name="gr13" draw:text-style-name="P3" draw:layer="layout" svg:x1="17.933cm" svg:y1="7.846cm" svg:x2="17.933cm" svg:y2="9.322cm">
          <text:p/>
        </draw:line>
        <draw:ellipse draw:style-name="gr12" draw:text-style-name="P12" draw:layer="layout" svg:width="0.965cm" svg:height="1.015cm" svg:x="9.151cm" svg:y="12.638cm">
          <text:p text:style-name="P1"><text:span text:style-name="T1">O</text:span></text:p>
        </draw:ellipse>
        <draw:line draw:style-name="gr13" draw:text-style-name="P3" draw:layer="layout" svg:x1="9.918cm" svg:y1="13.553cm" svg:x2="12.639cm" svg:y2="14.295cm">
          <text:p/>
        </draw:line>
        <draw:ellipse draw:style-name="gr12" draw:text-style-name="P12" draw:layer="layout" svg:width="0.964cm" svg:height="1.016cm" svg:x="9.03cm" svg:y="10.139cm">
          <text:p text:style-name="P1"><text:span text:style-name="T1">K'</text:span></text:p>
        </draw:ellipse>
        <draw:line draw:style-name="gr13" draw:text-style-name="P3" draw:layer="layout" svg:x1="9.512cm" svg:y1="11.155cm" svg:x2="9.512cm" svg:y2="12.631cm">
          <text:p/>
        </draw:line>
        <draw:ellipse draw:style-name="gr12" draw:text-style-name="P12" draw:layer="layout" svg:width="0.963cm" svg:height="1.015cm" svg:x="7.172cm" svg:y="7.987cm">
          <text:p text:style-name="P1"><text:span text:style-name="T1">U</text:span></text:p>
        </draw:ellipse>
        <draw:line draw:style-name="gr13" draw:text-style-name="P3" draw:layer="layout" svg:x1="7.939cm" svg:y1="8.853cm" svg:x2="9.15cm" svg:y2="10.362cm">
          <text:p/>
        </draw:line>
        <draw:ellipse draw:style-name="gr12" draw:text-style-name="P15" draw:layer="layout" svg:width="0.964cm" svg:height="1.015cm" svg:x="7.147cm" svg:y="10.437cm">
          <text:p text:style-name="P7"><text:span text:style-name="T1">J</text:span></text:p>
        </draw:ellipse>
        <draw:line draw:style-name="gr13" draw:text-style-name="P3" draw:layer="layout" svg:x1="7.753cm" svg:y1="11.452cm" svg:x2="9.176cm" svg:y2="12.935cm">
          <text:p/>
        </draw:line>
        <draw:ellipse draw:style-name="gr12" draw:text-style-name="P12" draw:layer="layout" svg:width="0.963cm" svg:height="1.016cm" svg:x="5.292cm" svg:y="8.21cm">
          <text:p text:style-name="P1"><text:span text:style-name="T1">M</text:span></text:p>
        </draw:ellipse>
        <draw:line draw:style-name="gr13" draw:text-style-name="P3" draw:layer="layout" svg:x1="5.898cm" svg:y1="9.225cm" svg:x2="7.197cm" svg:y2="10.708cm">
          <text:p/>
        </draw:line>
        <draw:ellipse draw:style-name="gr12" draw:text-style-name="P15" draw:layer="layout" svg:width="0.965cm" svg:height="1.016cm" svg:x="5.217cm" svg:y="5.76cm">
          <text:p text:style-name="P7"><text:span text:style-name="T1">N</text:span></text:p>
        </draw:ellipse>
        <draw:line draw:style-name="gr13" draw:text-style-name="P3" draw:layer="layout" svg:x1="5.7cm" svg:y1="6.776cm" svg:x2="5.7cm" svg:y2="8.252cm">
          <text:p/>
        </draw:line>
        <draw:ellipse draw:style-name="gr12" draw:text-style-name="P12" draw:layer="layout" svg:width="0.962cm" svg:height="1.013cm" svg:x="22.313cm" svg:y="9.019cm">
          <text:p text:style-name="P1"><text:span text:style-name="T1">E''</text:span></text:p>
        </draw:ellipse>
        <draw:line draw:style-name="gr16" draw:text-style-name="P3" draw:layer="layout" svg:x1="22.288cm" svg:y1="9.843cm" svg:x2="20.061cm" svg:y2="10.956cm">
          <text:p/>
        </draw:line>
        <draw:ellipse draw:style-name="gr12" draw:text-style-name="P12" draw:layer="layout" svg:width="0.962cm" svg:height="1.014cm" svg:x="22.313cm" svg:y="6.529cm">
          <text:p text:style-name="P1"><text:span text:style-name="T1">F'''</text:span></text:p>
        </draw:ellipse>
        <draw:line draw:style-name="gr13" draw:text-style-name="P3" draw:layer="layout" svg:x1="22.795cm" svg:y1="7.543cm" svg:x2="22.795cm" svg:y2="9.019cm">
          <text:p/>
        </draw:line>
        <draw:ellipse draw:style-name="gr12" draw:text-style-name="P12" draw:layer="layout" svg:width="0.962cm" svg:height="1.014cm" svg:x="20.432cm" svg:y="12.415cm">
          <text:p text:style-name="P1"><text:span text:style-name="T1">E'</text:span></text:p>
        </draw:ellipse>
        <draw:line draw:style-name="gr16" draw:text-style-name="P3" draw:layer="layout" svg:x1="20.432cm" svg:y1="13.182cm" svg:x2="18.329cm" svg:y2="14.543cm">
          <text:p/>
        </draw:line>
        <draw:ellipse draw:style-name="gr12" draw:text-style-name="P12" draw:layer="layout" svg:width="0.962cm" svg:height="1.013cm" svg:x="23.524cm" svg:y="10.437cm">
          <text:p text:style-name="P1"><text:span text:style-name="T1">FK</text:span></text:p>
        </draw:ellipse>
        <draw:line draw:style-name="gr16" draw:text-style-name="P3" draw:layer="layout" svg:x1="23.648cm" svg:y1="11.327cm" svg:x2="21.325cm" svg:y2="12.688cm">
          <text:p/>
        </draw:line>
        <draw:ellipse draw:style-name="gr12" draw:text-style-name="P12" draw:layer="layout" svg:width="0.962cm" svg:height="1.014cm" svg:x="23.649cm" svg:y="7.987cm">
          <text:p text:style-name="P1"><text:span text:style-name="T1">F'''</text:span></text:p>
        </draw:ellipse>
        <draw:line draw:style-name="gr13" draw:text-style-name="P3" draw:layer="layout" svg:x1="24.129cm" svg:y1="9.001cm" svg:x2="24.129cm" svg:y2="10.477cm">
          <text:p/>
        </draw:line>
        <draw:ellipse draw:style-name="gr12" draw:text-style-name="P12" draw:layer="layout" svg:width="0.965cm" svg:height="1.016cm" svg:x="5.218cm" svg:y="3.262cm">
          <text:p text:style-name="P1"><text:span text:style-name="T1">O''</text:span></text:p>
        </draw:ellipse>
        <draw:line draw:style-name="gr13" draw:text-style-name="P3" draw:layer="layout" svg:x1="5.701cm" svg:y1="4.277cm" svg:x2="5.701cm" svg:y2="5.753cm">
          <text:p/>
        </draw:line>
        <draw:ellipse draw:style-name="gr12" draw:text-style-name="P12" draw:layer="layout" svg:width="0.964cm" svg:height="1.016cm" svg:x="3.411cm" svg:y="6.082cm">
          <text:p text:style-name="P1"><text:span text:style-name="T1">N'</text:span></text:p>
        </draw:ellipse>
        <draw:line draw:style-name="gr13" draw:text-style-name="P3" draw:layer="layout" svg:x1="4.017cm" svg:y1="7.098cm" svg:x2="5.389cm" svg:y2="8.457cm">
          <text:p/>
        </draw:line>
        <draw:ellipse draw:style-name="gr12" draw:text-style-name="P15" draw:layer="layout" svg:width="1.014cm" svg:height="1.016cm" svg:x="3.337cm" svg:y="3.633cm">
          <text:p text:style-name="P7"><text:span text:style-name="T1"/></text:p>
        </draw:ellipse>
        <draw:line draw:style-name="gr13" draw:text-style-name="P3" draw:layer="layout" svg:x1="3.82cm" svg:y1="4.649cm" svg:x2="3.82cm" svg:y2="6.125cm">
          <text:p/>
        </draw:line>
        <draw:ellipse draw:style-name="gr12" draw:text-style-name="P12" draw:layer="layout" svg:width="0.964cm" svg:height="1.015cm" svg:x="3.338cm" svg:y="1.135cm">
          <text:p text:style-name="P1"><text:span text:style-name="T1">GI</text:span></text:p>
        </draw:ellipse>
        <draw:line draw:style-name="gr13" draw:text-style-name="P3" draw:layer="layout" svg:x1="3.821cm" svg:y1="2.15cm" svg:x2="3.821cm" svg:y2="3.626cm">
          <text:p/>
        </draw:line>
        <draw:line draw:style-name="gr13" draw:text-style-name="P3" draw:layer="layout" svg:x1="5.7cm" svg:y1="6.751cm" svg:x2="7.32cm" svg:y2="8.234cm">
          <text:p/>
        </draw:line>
        <draw:ellipse draw:style-name="gr12" draw:text-style-name="P12" draw:layer="layout" svg:width="0.963cm" svg:height="1.017cm" svg:x="26.396cm" svg:y="6.254cm">
          <text:p text:style-name="P1"><text:span text:style-name="T1">N'''</text:span></text:p>
        </draw:ellipse>
        <draw:ellipse draw:style-name="gr12" draw:text-style-name="P12" draw:layer="layout" svg:width="0.965cm" svg:height="1.016cm" svg:x="26.321cm" svg:y="3.806cm">
          <text:p text:style-name="P1"><text:span text:style-name="T1">KZ</text:span></text:p>
        </draw:ellipse>
        <draw:line draw:style-name="gr13" draw:text-style-name="P3" draw:layer="layout" svg:x1="26.804cm" svg:y1="4.822cm" svg:x2="26.804cm" svg:y2="6.298cm">
          <text:p/>
        </draw:line>
        <draw:ellipse draw:style-name="gr12" draw:text-style-name="P12" draw:layer="layout" svg:width="0.964cm" svg:height="1.017cm" svg:x="26.322cm" svg:y="1.306cm">
          <text:p text:style-name="P1"><text:span text:style-name="T1">U''</text:span></text:p>
        </draw:ellipse>
        <draw:line draw:style-name="gr13" draw:text-style-name="P3" draw:layer="layout" svg:x1="26.805cm" svg:y1="2.323cm" svg:x2="26.805cm" svg:y2="3.799cm">
          <text:p/>
        </draw:line>
        <draw:line draw:style-name="gr13" draw:text-style-name="P3" draw:layer="layout" svg:x1="26.493cm" svg:y1="7.13cm" svg:x2="24.514cm" svg:y2="8.235cm">
          <text:p/>
        </draw:line>
        <draw:ellipse draw:style-name="gr12" draw:text-style-name="P12" draw:layer="layout" svg:width="0.963cm" svg:height="1.014cm" svg:x="25.283cm" svg:y="9.076cm">
          <text:p text:style-name="P1"><text:span text:style-name="T1">GK</text:span></text:p>
        </draw:ellipse>
        <draw:ellipse draw:style-name="gr12" draw:text-style-name="P12" draw:layer="layout" svg:width="0.962cm" svg:height="1.014cm" svg:x="25.009cm" svg:y="5.514cm">
          <text:p text:style-name="P1"><text:span text:style-name="T1">PO</text:span></text:p>
        </draw:ellipse>
        <draw:line draw:style-name="gr16" draw:text-style-name="P3" draw:layer="layout" svg:x1="25.38cm" svg:y1="9.843cm" svg:x2="24.514cm" svg:y2="10.709cm">
          <text:p/>
        </draw:line>
        <draw:line draw:style-name="gr13" draw:text-style-name="P3" draw:layer="layout" svg:x1="25.627cm" svg:y1="6.511cm" svg:x2="25.751cm" svg:y2="9.1cm">
          <text:p/>
        </draw:line>
        <draw:frame draw:style-name="gr17" draw:text-style-name="P17" draw:layer="layout" svg:width="1.407cm" svg:height="0.944cm" svg:x="3.159cm" svg:y="3.763cm">
          <draw:text-box>
            <text:p text:style-name="P16"><text:span text:style-name="T1">H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 m</meta:initial-creator>
    <meta:creation-date>2020-05-02T11:34:17</meta:creation-date>
    <dc:date>2021-11-07T15:29:16.270941629</dc:date>
    <meta:editing-duration>P1DT16H8M4S</meta:editing-duration>
    <meta:editing-cycles>18</meta:editing-cycles>
    <meta:generator>LibreOffice/7.1.7.2$Linux_X86_64 LibreOffice_project/10$Build-2</meta:generator>
    <meta:document-statistic meta:object-count="112"/>
  </office:meta>
</office:document-meta>
</file>